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officeooo:rsid="000b9da3" officeooo:paragraph-rsid="000b9da3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b9da3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78439" officeooo:paragraph-rsid="00078439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95ae2" officeooo:paragraph-rsid="00095ae2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09c2f3" officeooo:paragraph-rsid="0009c2f3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0aca7c" officeooo:paragraph-rsid="000aca7c"/>
    </style:style>
    <style:style style:name="T1" style:family="text">
      <style:text-properties officeooo:rsid="00078439"/>
    </style:style>
    <style:style style:name="T2" style:family="text">
      <style:text-properties officeooo:rsid="00095ae2"/>
    </style:style>
    <style:style style:name="T3" style:family="text">
      <style:text-properties officeooo:rsid="0009c2f3"/>
    </style:style>
    <style:style style:name="T4" style:family="text">
      <style:text-properties officeooo:rsid="000aca7c"/>
    </style:style>
    <style:style style:name="T5" style:family="text">
      <style:text-properties officeooo:rsid="000b9da3"/>
    </style:style>
    <style:style style:name="T6" style:family="text">
      <style:text-properties officeooo:rsid="000c4144"/>
    </style:style>
    <style:style style:name="T7" style:family="text">
      <style:text-properties officeooo:rsid="000d6a41"/>
    </style:style>
    <style:style style:name="T8" style:family="text">
      <style:text-properties officeooo:rsid="0011558f"/>
    </style:style>
    <style:style style:name="T9" style:family="text">
      <style:text-properties officeooo:rsid="00116603"/>
    </style:style>
    <style:style style:name="T10" style:family="text">
      <style:text-properties officeooo:rsid="0011b6e8"/>
    </style:style>
    <style:style style:name="T11" style:family="text">
      <style:text-properties officeooo:rsid="00120177"/>
    </style:style>
    <style:style style:name="T12" style:family="text">
      <style:text-properties officeooo:rsid="001263b9"/>
    </style:style>
    <style:style style:name="T13" style:family="text">
      <style:text-properties officeooo:rsid="001631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zure</text:h>
      <text:p text:style-name="P4"><text:tab/><text:span text:style-name="T10">É uma plataforma </text:span><text:span text:style-name="T11">da Micro</text:span><text:span text:style-name="T12">s</text:span><text:span text:style-name="T11">oft</text:span><text:span text:style-name="T10"> que possui mais de duzentos serviços de cloud </text:span><text:span text:style-name="T12">sendo um dos concorrentes da AWS.</text:span></text:p>
      <text:h text:style-name="P3" text:outline-level="2">Azure Devops</text:h>
      <text:p text:style-name="P4"><text:tab/>O DevOps permite que funções anteriormente isoladas – desenvolvimento, operações de TI, engenharia da qualidade e segurança – atuem de forma coordenada e colaborativa para gerar produtos melhores e mais confiáveis.</text:p>
      <text:p text:style-name="P4"><text:tab/><text:span text:style-name="T1">É um conjunto de serviços fornecidos pela azure que permitem trabalhar com devops os principais serviços são:</text:span></text:p>
      <text:list text:style-name="L1">
        <text:list-item>
          <text:p text:style-name="P6">Azure Boards: Equivale a um <text:span text:style-name="T2">K</text:span>anban/<text:span text:style-name="T2">J</text:span>ira, é um board para criar e gerenciar tasks</text:p>
        </text:list-item>
        <text:list-item>
          <text:p text:style-name="P7">Azure Pipelines: Serviço para build, test e deploy com CI/CD. Suporta qualquer linguagem, plataforma e cloud, equivalente ao AWS CodeBuild</text:p>
        </text:list-item>
        <text:list-item>
          <text:p text:style-name="P7">Azure repos: Repositórios git, equivalente ao AWS CodeCommit <text:span text:style-name="T3">(é totalmente independente do github e é possível ter repositórios privados ilimitados)</text:span></text:p>
        </text:list-item>
        <text:list-item>
          <text:p text:style-name="P8">Azure Test <text:span text:style-name="T4">Plans</text:span>: <text:span text:style-name="T4">Permite a criação de testes automatizados ou manuais</text:span></text:p>
        </text:list-item>
        <text:list-item>
          <text:p text:style-name="P9">Azure Artifacts: Permite armazenar e compartilhar dependências de várias linguagens (um artefato Maven por exemplo) </text:p>
        </text:list-item>
      </text:list>
      <text:h text:style-name="P2" text:outline-level="2">Projects</text:h>
      <text:p text:style-name="P5"><text:tab/><text:span text:style-name="T5">A organização é baseada em projetos, cada projeto tem </text:span><text:span text:style-name="T8">sua</text:span><text:span text:style-name="T5"> pipeline, board, repos, test plan</text:span><text:span text:style-name="T6">s </text:span><text:span text:style-name="T7">e artifacts, </text:span><text:span text:style-name="T8">mas é possível fazer com que boards e artifacts sejam compartilh</text:span><text:span text:style-name="T13">ados</text:span><text:span text:style-name="T8"> entre projetos</text:span><text:span text:style-name="T5">. Os projetos podem ser públicos e visualizáveis por qualquer um ou privados e visualizáveis apenas por pessoas autorizada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19:40.715000000</meta:creation-date>
    <dc:date>2023-08-08T10:41:05.570000000</dc:date>
    <meta:editing-duration>PT21M17S</meta:editing-duration>
    <meta:editing-cycles>16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2" meta:word-count="202" meta:character-count="1332" meta:non-whitespace-character-count="1139"/>
  </office:meta>
</office:document-meta>
</file>